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U_k/V</text:p>
          </table:table-cell>
          <table:table-cell office:value-type="string" calcext:value-type="string">
            <text:p>I/mA</text:p>
          </table:table-cell>
          <table:table-cell/>
          <table:table-cell office:value-type="string" calcext:value-type="string">
            <text:p>U_k/V</text:p>
          </table:table-cell>
          <table:table-cell office:value-type="string" calcext:value-type="string">
            <text:p>I/mA</text:p>
          </table:table-cell>
          <table:table-cell/>
          <table:table-cell office:value-type="string" calcext:value-type="string">
            <text:p>U_k/V</text:p>
          </table:table-cell>
          <table:table-cell office:value-type="string" calcext:value-type="string">
            <text:p>I/mA</text:p>
          </table:table-cell>
          <table:table-cell/>
          <table:table-cell office:value-type="string" calcext:value-type="string">
            <text:p>U_k/V</text:p>
          </table:table-cell>
          <table:table-cell office:value-type="string" calcext:value-type="string">
            <text:p>I/mA</text:p>
          </table:table-cell>
        </table:table-row>
        <table:table-row table:style-name="ro1">
          <table:table-cell office:value-type="string" calcext:value-type="string">
            <text:p>U_0</text:p>
          </table:table-cell>
          <table:table-cell office:value-type="string" calcext:value-type="string">
            <text:p>1,4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.52" calcext:value-type="float">
            <text:p>2,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55" calcext:value-type="float">
            <text:p>0,155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.34" calcext:value-type="float">
            <text:p>2,3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,0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.16" calcext:value-type="float">
            <text:p>2,1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,0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.04" calcext:value-type="float">
            <text:p>2,0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11" calcext:value-type="float">
            <text:p>1,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92" calcext:value-type="float">
            <text:p>1,9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14" calcext:value-type="float">
            <text:p>1,1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86" calcext:value-type="float">
            <text:p>1,8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.155" calcext:value-type="float">
            <text:p>1,15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845" calcext:value-type="float">
            <text:p>1,84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.17" calcext:value-type="float">
            <text:p>1,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185" calcext:value-type="float">
            <text:p>1,18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755" calcext:value-type="float">
            <text:p>1,75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0.595" calcext:value-type="float">
            <text:p>0,59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215" calcext:value-type="float">
            <text:p>1,2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695" calcext:value-type="float">
            <text:p>1,695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23" calcext:value-type="float">
            <text:p>1,23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08:01:09.553847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40:02.911814233</meta:creation-date>
    <dc:date>2018-01-12T10:02:49.069224884</dc:date>
    <meta:editing-duration>PT52M53S</meta:editing-duration>
    <meta:editing-cycles>9</meta:editing-cycles>
    <meta:generator>LibreOffice/5.1.6.2$Linux_X86_64 LibreOffice_project/10m0$Build-2</meta:generator>
    <meta:document-statistic meta:table-count="1" meta:cell-count="122" meta:object-count="0"/>
  </office:meta>
</office:document-meta>
</file>